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682cm" fo:min-width="2.929cm"/>
    </style:style>
    <style:style style:name="gr2" style:family="graphic" style:parent-style-name="standard">
      <style:graphic-properties svg:stroke-color="#000000" draw:fill-color="#dddddd" draw:textarea-horizontal-align="justify" draw:textarea-vertical-align="top" draw:auto-grow-height="false" fo:min-height="3.179cm" fo:min-width="4.25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3.183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top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 fo:line-height="115%" fo:text-align="center"/>
    </style:style>
    <style:style style:name="P6" style:family="paragraph">
      <loext:graphic-properties draw:fill="none"/>
      <style:paragraph-properties fo:margin-top="0cm" fo:margin-bottom="0cm" fo:line-height="115%"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29cm" svg:height="1.932cm" svg:x="1.47cm" svg:y="4.529cm">
          <text:p text:style-name="P1">ugtrai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56cm" svg:height="3.429cm" svg:x="8.874cm" svg:y="3.286cm">
          <text:p text:style-name="P1">gam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683cm" svg:height="1.905cm" svg:x="9.636cm" svg:y="4.429cm">
          <text:p text:style-name="P1">libmemhack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937cm" svg:y1="4.683cm" svg:x2="8.874cm" svg:y2="3.413cm">
          <text:p text:style-name="P1">execute</text:p>
        </draw:line>
        <draw:line draw:style-name="gr4" draw:text-style-name="P6" draw:layer="layout" svg:x1="4.937cm" svg:y1="4.864cm" svg:x2="9.636cm" svg:y2="4.864cm">
          <text:p text:style-name="P5">config</text:p>
        </draw:line>
        <draw:line draw:style-name="gr5" draw:text-style-name="P4" draw:layer="layout" svg:x1="9.636cm" svg:y1="5.653cm" svg:x2="4.937cm" svg:y2="5.653cm">
          <text:p/>
        </draw:line>
        <draw:frame draw:style-name="gr6" draw:text-style-name="P7" draw:layer="layout" svg:width="3.635cm" svg:height="1.673cm" svg:x="5.353cm" svg:y="5.553cm">
          <draw:text-box>
            <text:p>dynmem</text:p>
            <text:p>inform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9T07:23:27.166262769</meta:creation-date>
    <dc:date>2018-11-09T07:45:52.317221099</dc:date>
    <meta:editing-duration>PT12M15S</meta:editing-duration>
    <meta:editing-cycles>1</meta:editing-cycles>
    <meta:document-statistic meta:object-count="7"/>
    <meta:generator>LibreOffice/6.0.5.2$Linux_X86_64 LibreOffice_project/00m0$Build-2</meta:generator>
  </office:meta>
</office:document-meta>
</file>